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Sect1" style:family="section">
      <style:section-properties style:editable="false">
        <style:columns fo:column-count="1" fo:column-gap="0in"/>
      </style:section-properties>
    </style:style>
    <number:number-style style:name="N0">
      <number:number number:min-integer-digits="1"/>
    </number:number-style>
  </office:automatic-styles>
  <office:body>
    <office:text>
      <text:tracked-changes>
        <text:changed-region xml:id="ct271235024" text:id="ct271235024">
          <text:insertion>
            <office:change-info>
              <dc:creator>Unknown Author</dc:creator>
              <dc:date>2014-08-01T11:40:00</dc:date>
            </office:change-info>
          </text:insertion>
        </text:changed-region>
        <text:changed-region xml:id="ct270748696" text:id="ct270748696">
          <text:insertion>
            <office:change-info>
              <dc:creator>Unknown Author</dc:creator>
              <dc:date>2014-08-01T11:47:00</dc:date>
            </office:change-info>
          </text:insertion>
        </text:changed-region>
        <text:changed-region xml:id="ct271734800" text:id="ct271734800">
          <text:insertion>
            <office:change-info>
              <dc:creator>Unknown Author</dc:creator>
              <dc:date>2014-08-01T11:43:00</dc:date>
            </office:change-info>
          </text:insertion>
        </text:changed-region>
        <text:changed-region xml:id="ct271734904" text:id="ct271734904">
          <text:insertion>
            <office:change-info>
              <dc:creator>Unknown Author</dc:creator>
              <dc:date>2014-08-01T11:44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 text:protected="true" text:protection-key="cgkIPMt813njXRY8i0M4NcvrjS4=">
        <text:p text:style-name="Standard"/>
      </text:section>
      <text:p text:style-name="Standard"><text:user-defined style:data-style-name="N0" text:name="Info 4"/> <text:s text:c="2"/><text:user-defined style:data-style-name="N0" text:name="Name">Kedar</text:user-defined> </text:p>
      <text:p text:style-name="Standard"/>
      <text:p text:style-name="Standard">bd;lmclkvmc;vm <text:s text:c="3"/><text:change-start text:change-id="ct271235024"/>fdfdfdf<text:change-end text:change-id="ct271235024"/>nk<text:change-start text:change-id="ct270748696"/>asdsdfdsfdsfdf<text:change-end text:change-id="ct270748696"/>njmkmjklj<text:change-start text:change-id="ct271734800"/>asdfhg sdsdf<text:change-end text:change-id="ct271734800"/> <text:s text:c="6"/><text:change-start text:change-id="ct271734904"/></text:p>
      <text:p text:style-name="Standard"><text:change-end text:change-id="ct27173490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12M24S</meta:editing-duration>
    <meta:editing-cycles>9</meta:editing-cycles>
    <meta:generator>OpenOffice.org/3.3$Win32 OpenOffice.org_project/330m20$Build-9567</meta:generator>
    <dc:date>2014-08-01T11:47:41.22</dc:date>
    <meta:document-statistic meta:table-count="0" meta:image-count="0" meta:object-count="0" meta:page-count="1" meta:paragraph-count="2" meta:word-count="4" meta:character-count="79"/>
    <meta:user-defined meta:name="Name">Kedar</meta:user-defined>
  </office:meta>
</office:document-meta>
</file>